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class[12pt,letterpaper]{article}</text:p>
      <text:p text:style-name="Standard">\usepackage{fullpage}</text:p>
      <text:p text:style-name="Standard">\usepackage[top=2cm, bottom=4.5cm, left=2.5cm, right=2.5cm]{geometry}</text:p>
      <text:p text:style-name="Standard">\usepackage{amsmath,amsthm,amsfonts,amssymb,amscd}</text:p>
      <text:p text:style-name="Standard">\usepackage{lastpage}</text:p>
      <text:p text:style-name="Standard">\usepackage{enumerate}</text:p>
      <text:p text:style-name="Standard">\usepackage{fancyhdr}</text:p>
      <text:p text:style-name="Standard">\usepackage{mathrsfs}</text:p>
      <text:p text:style-name="Standard">\usepackage{xcolor}</text:p>
      <text:p text:style-name="Standard">\usepackage{graphicx}</text:p>
      <text:p text:style-name="Standard">\usepackage{listings}</text:p>
      <text:p text:style-name="Standard">\usepackage{hyperref}</text:p>
      <text:p text:style-name="Standard"/>
      <text:p text:style-name="Standard">\hypersetup{%</text:p>
      <text:p text:style-name="Standard"><text:s text:c="2"/>colorlinks=true,</text:p>
      <text:p text:style-name="Standard"><text:s text:c="2"/>linkcolor=blue,</text:p>
      <text:p text:style-name="Standard"><text:s text:c="2"/>linkbordercolor={0 0 1}</text:p>
      <text:p text:style-name="Standard">}</text:p>
      <text:p text:style-name="Standard"><text:s/></text:p>
      <text:p text:style-name="Standard">\renewcommand\lstlistingname{Algorithm}</text:p>
      <text:p text:style-name="Standard">\renewcommand\lstlistlistingname{Algorithms}</text:p>
      <text:p text:style-name="Standard">\def\lstlistingautorefname{Alg.}</text:p>
      <text:p text:style-name="Standard"/>
      <text:p text:style-name="Standard">\lstdefinestyle{Python}{</text:p>
      <text:p text:style-name="Standard"><text:s text:c="4"/>language <text:s text:c="7"/>= Python,</text:p>
      <text:p text:style-name="Standard"><text:s text:c="4"/>frame <text:s text:c="10"/>= lines, </text:p>
      <text:p text:style-name="Standard"><text:s text:c="4"/>basicstyle <text:s text:c="5"/>= \footnotesize,</text:p>
      <text:p text:style-name="Standard"><text:s text:c="4"/>keywordstyle <text:s text:c="3"/>= \color{blue},</text:p>
      <text:p text:style-name="Standard"><text:s text:c="4"/>stringstyle <text:s text:c="4"/>= \color{green},</text:p>
      <text:p text:style-name="Standard"><text:s text:c="4"/>commentstyle <text:s text:c="3"/>= \color{red}\ttfamily</text:p>
      <text:p text:style-name="Standard">}</text:p>
      <text:p text:style-name="Standard"/>
      <text:p text:style-name="Standard">\setlength{\parindent}{0.0in}</text:p>
      <text:p text:style-name="Standard">\setlength{\parskip}{0.05in}</text:p>
      <text:p text:style-name="Standard"/>
      <text:p text:style-name="Standard">% Edit these as appropriate</text:p>
      <text:p text:style-name="Standard">\newcommand\course{CS 731A}</text:p>
      <text:p text:style-name="Standard">\newcommand\NetIDa{Ashit Rai} <text:s text:c="10"/>% &lt;-- NetID of person #1</text:p>
      <text:p text:style-name="Standard">\newcommand\NetIDb{160166} <text:s text:c="10"/>% &lt;-- NetID of person #2 (Comment this line out for problem sets)</text:p>
      <text:p text:style-name="Standard"/>
      <text:p text:style-name="Standard">\pagestyle{fancyplain}</text:p>
      <text:p text:style-name="Standard">\headheight 35pt</text:p>
      <text:p text:style-name="Standard">\lhead{\NetIDa}</text:p>
      <text:p text:style-name="Standard">\lhead{\NetIDa\\\NetIDb} <text:s text:c="16"/>% &lt;-- Comment this line out for problem sets (make sure you are person #1)</text:p>
      <text:p text:style-name="Standard">\chead{\textbf{\Large Homework 2 \hwnumber}}</text:p>
      <text:p text:style-name="Standard">\rhead{\course \\ \today}</text:p>
      <text:p text:style-name="Standard">\lfoot{}</text:p>
      <text:p text:style-name="Standard">\cfoot{}</text:p>
      <text:p text:style-name="Standard">\rfoot{\small\thepage}</text:p>
      <text:p text:style-name="Standard">\headsep 1.5em</text:p>
      <text:p text:style-name="Standard"><text:soft-page-break/></text:p>
      <text:p text:style-name="Standard">\begin{document}</text:p>
      <text:p text:style-name="Standard"/>
      <text:p text:style-name="Standard">\section*{Problem 1}</text:p>
      <text:p text:style-name="Standard">Given that $ H : P*S \xrightarrow{} (0,1,......,2^n - 1) $\\</text:p>
      <text:p text:style-name="Standard">and $ H' : P*S \xrightarrow{} (0,1,......,2^n' - 1) $\\</text:p>
      <text:p text:style-name="Standard">and $n'&gt;n$\\</text:p>
      <text:p text:style-name="Standard">So we can write H' as the result of concatenation of H and some function T such that T doesn't need to be collision resistant.</text:p>
      <text:p text:style-name="Standard">So $ H'(x) = H(x)||T(x) $\\</text:p>
      <text:p text:style-name="Standard">Now it is given that H is collision resistant thus H' has to be collision resistant as if no two H(x) are same so no two H'(x) can be same.</text:p>
      <text:p text:style-name="Standard">So H' is collision resistant.\\</text:p>
      <text:p text:style-name="Standard"/>
      <text:p text:style-name="Standard">Now for $ H' : P*S \xrightarrow{} (0,1,......,2^n' - 1) $,\\</text:p>
      <text:p text:style-name="Standard">we can say that $H'(p,s)$ is nothing but $\log k$ bits added in front of $H(p,s)$\\</text:p>
      <text:p text:style-name="Standard">So $H'(p,s) = s\mod k || H(p,s),$\\</text:p>
      <text:p text:style-name="Standard">where p is the puzzle and s is the required solution.</text:p>
      <text:p text:style-name="Standard">But here s = 0 is clearly always the trivial solution, thus the function is not proof of work secure.</text:p>
      <text:p text:style-name="Standard">\newpage</text:p>
      <text:p text:style-name="Standard">\section*{Problem 2}</text:p>
      <text:p text:style-name="Standard">\begin{enumerate}</text:p>
      <text:p text:style-name="Standard"><text:s text:c="4"/>\item</text:p>
      <text:p text:style-name="Standard"><text:s text:c="4"/>Alice can compute a commitment to S using a ternary merkle tree by putting the hashes of the 9 elements of the set S at the leaves of a ternary tree and then compute the hashes of these 9 leaves and storing these hashes in the parent node and finally computing the hash of concatenation of these nodes and putting it at root.</text:p>
      <text:p text:style-name="Standard"><text:s text:c="4"/></text:p>
      <text:p text:style-name="Standard"><text:s text:c="4"/></text:p>
      <text:p text:style-name="Standard"><text:s text:c="4"/>To prove to Bob that $T_4$ is in S she needs total 4 hashes, 2 hashes of adjacent 2 leaf nodes to compute the hash of the parent node then 2 hashes of the adjacent parent nodes then calculate the hash of these 3 parent nodes, if the final hash matches with the root value then it is proved that $T_4$ is in S.</text:p>
      <text:p text:style-name="Standard"><text:s text:c="4"/></text:p>
      <text:p text:style-name="Standard"><text:s text:c="4"/></text:p>
      <text:p text:style-name="Standard"><text:s text:c="4"/>\item</text:p>
      <text:p text:style-name="Standard"><text:s text:c="4"/>Since the height of a k-ary tree containing n elements is $\log_k n$ so the length of proof requires one to travel up the height with k-1 hash computation at each level and last 1 computation for root hash. So the length of proof that some $T_i$ is in S is\\</text:p>
      <text:p text:style-name="Standard"><text:s text:c="4"/></text:p>
      <text:p text:style-name="Standard"><text:s text:c="4"/>$$(\log_k n)*(k-1) +1$$</text:p>
      <text:p text:style-name="Standard"><text:s text:c="4"/></text:p>
      <text:p text:style-name="Standard"><text:s text:c="4"/></text:p>
      <text:p text:style-name="Standard"><text:s text:c="4"/>\item </text:p>
      <text:p text:style-name="Standard"><text:s text:c="4"/></text:p>
      <text:p text:style-name="Standard"><text:s text:c="4"/>The proof size for k-ary tree with n elements would be\\</text:p>
      <text:p text:style-name="Standard"><text:s text:c="4"/></text:p>
      <text:p text:style-name="Standard"><text:s text:c="4"/>$$(\log_k n)*(k-1) +1$$</text:p>
      <text:p text:style-name="Standard"><text:s text:c="4"/></text:p>
      <text:p text:style-name="Standard"><text:s text:c="4"/></text:p>
      <text:p text:style-name="Standard"><text:s text:c="4"/>and for a binary tree with the same number of elements would be\\</text:p>
      <text:p text:style-name="Standard"><text:s text:c="4"/></text:p>
      <text:p text:style-name="Standard"><text:soft-page-break/><text:s text:c="4"/>$$\log_2 n$$</text:p>
      <text:p text:style-name="Standard"><text:s text:c="4"/></text:p>
      <text:p text:style-name="Standard"><text:s text:c="4"/></text:p>
      <text:p text:style-name="Standard"><text:s text:c="4"/>The main advantage of using k-ary tree is that the computation cost depends on the depth of the tree.</text:p>
      <text:p text:style-name="Standard"><text:s text:c="4"/>Thus the decrease in computation in k-ary tree vs binary tree is\\</text:p>
      <text:p text:style-name="Standard"><text:s text:c="4"/></text:p>
      <text:p text:style-name="Standard"><text:s text:c="4"/>$$\log_k n /\log_2 n$$</text:p>
      <text:p text:style-name="Standard"><text:s text:c="4"/></text:p>
      <text:p text:style-name="Standard"><text:s text:c="4"/></text:p>
      <text:p text:style-name="Standard"><text:s text:c="4"/>This is less than 1 for $k&gt;2$.</text:p>
      <text:p text:style-name="Standard"><text:s text:c="4"/></text:p>
      <text:p text:style-name="Standard"><text:s text:c="4"/></text:p>
      <text:p text:style-name="Standard">\end{enumerate}</text:p>
      <text:p text:style-name="Standard"/>
      <text:p text:style-name="Standard">\newpage</text:p>
      <text:p text:style-name="Standard">\section*{Problem 3}</text:p>
      <text:p text:style-name="Standard">\begin{enumerate}</text:p>
      <text:p text:style-name="Standard"><text:s text:c="4"/>\item</text:p>
      <text:p text:style-name="Standard"><text:s text:c="4"/>This scheme will not achieve the security goal specified as BobCrypt is taking hash of the phone number to create the account and nonce is not used. So Bob can create a table of all the phone numbers $(10^{10})$ entries and check for each hash what is the corresponding phone number in some finite time.</text:p>
      <text:p text:style-name="Standard"><text:s text:c="4"/>Thus Bob will know every account's phone number and all it's contact's phone numbers.</text:p>
      <text:p text:style-name="Standard"><text:s text:c="4"/></text:p>
      <text:p text:style-name="Standard"><text:s text:c="4"/></text:p>
      <text:p text:style-name="Standard"><text:s text:c="4"/>\item</text:p>
      <text:p text:style-name="Standard"><text:s text:c="4"/>The main problem now is that the nonce isn't stored anywhere, thus when creating the account some random nonce was used but for verifying some different random nonce would be used giving a different hash. This method therefore would not work.</text:p>
      <text:p text:style-name="Standard">\end{enumerate}</text:p>
      <text:p text:style-name="Standard">\newpage</text:p>
      <text:p text:style-name="Standard">\section*{Problem 4}</text:p>
      <text:p text:style-name="Standard">\begin{enumerate}</text:p>
      <text:p text:style-name="Standard"><text:s text:c="4"/>\item</text:p>
      <text:p text:style-name="Standard"><text:s text:c="4"/>ScriptSig: $&lt;okapi&gt;$</text:p>
      <text:p text:style-name="Standard"><text:s text:c="4"/></text:p>
      <text:p text:style-name="Standard"><text:s text:c="4"/></text:p>
      <text:p text:style-name="Standard"><text:s text:c="4"/>okapi is the password that matches the given hash in the ScriptPubkey</text:p>
      <text:p text:style-name="Standard"><text:s text:c="4"/></text:p>
      <text:p text:style-name="Standard"><text:s text:c="4"/></text:p>
      <text:p text:style-name="Standard"><text:s text:c="4"/>\item</text:p>
      <text:p text:style-name="Standard"><text:s text:c="4"/>Using passwords is not a safe way because the passwords are usually not random.</text:p>
      <text:p text:style-name="Standard"><text:s text:c="4"/>This scheme can be attacked using rainbow attacks as there is no salt and passwords can usually get brute forced through because people usually have same set of passwords for everything.</text:p>
      <text:p text:style-name="Standard"><text:s text:c="4"/></text:p>
      <text:p text:style-name="Standard"><text:s text:c="4"/></text:p>
      <text:p text:style-name="Standard"><text:s text:c="4"/>\item</text:p>
      <text:p text:style-name="Standard"><text:s text:c="4"/>Yes implementing this using pay to script hash fixes the security issue as in P2SH the coins are sent to the hashed value of the redeemed script. Now guessing the password wont work because any transaction even with a wrong redeemed script will be valid and thus bitcoins will be lost forever. </text:p>
      <text:p text:style-name="Standard"><text:s text:c="4"/></text:p>
      <text:p text:style-name="Standard"><text:soft-page-break/><text:s text:c="4"/></text:p>
      <text:p text:style-name="Standard">\end{enumerate}</text:p>
      <text:p text:style-name="Standard"/>
      <text:p text:style-name="Standard"/>
      <text:p text:style-name="Standard"/>
      <text:p text:style-name="Standard"/>
      <text:p text:style-name="Standard"/>
      <text:p text:style-name="Standard">\newpage</text:p>
      <text:p text:style-name="Standard">\section*{Problem 5}</text:p>
      <text:p text:style-name="Standard"/>
      <text:p text:style-name="Standard"/>
      <text:p text:style-name="Standard"/>
      <text:p text:style-name="Standard"/>
      <text:p text:style-name="Standard"/>
      <text:p text:style-name="Standard">\newpage</text:p>
      <text:p text:style-name="Standard">\section*{Problem 6}</text:p>
      <text:p text:style-name="Standard">\begin{enumerate}</text:p>
      <text:p text:style-name="Standard"><text:s text:c="4"/>\item </text:p>
      <text:p text:style-name="Standard"><text:s text:c="4"/>We can achieve this using 3-3 MULTISIGNATURE transaction where the three properties would be the public key of the jackpot(available to everyone to verify), the private key of the jackpot(available only to the winner, and the third party would be the escrow who would only sign this transaction at the end of the week.</text:p>
      <text:p text:style-name="Standard"><text:s text:c="4"/></text:p>
      <text:p text:style-name="Standard"><text:s text:c="4"/>\item</text:p>
      <text:p text:style-name="Standard"><text:s text:c="4"/>We can modify the design so that if no claims are made for the jackpot in week n, then all bitcoin from week n address would transfer to week n+1 jackpot address. Thus if week n winner tries to hold back in order to double his winnings, he would not get anything as the bitcoins were already transferred.</text:p>
      <text:p text:style-name="Standard"><text:s text:c="4"/></text:p>
      <text:p text:style-name="Standard">\end{enumerate}</text:p>
      <text:p text:style-name="Standard">\newpage</text:p>
      <text:p text:style-name="Standard">\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02:28:38.081906369</meta:creation-date>
    <dc:date>2019-02-15T16:57:34.646591679</dc:date>
    <meta:editing-duration>PT28S</meta:editing-duration>
    <meta:editing-cycles>2</meta:editing-cycles>
    <meta:generator>LibreOffice/6.0.7.3$Linux_X86_64 LibreOffice_project/00m0$Build-3</meta:generator>
    <meta:document-statistic meta:table-count="0" meta:image-count="0" meta:object-count="0" meta:page-count="4" meta:paragraph-count="142" meta:word-count="885" meta:character-count="5938" meta:non-whitespace-character-count="4808"/>
  </office:meta>
</office:document-meta>
</file>